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tam!</text:p>
      <text:p text:style-name="P1"/>
      <text:p text:style-name="P1">“Equestria Times”, jak już Gandzia zaznaczył, miewa się dobrze i pomimo problemów udało się przyśpieszyć pracę. Nie samymi kucykami jednak ET żyje, stąd też zachęcam do zapoznania się z recenzjami pozafandomowymi. W tym numerze, Cahan mierzy się z klasyką w postaci “Hrabiego Monte Cristo”, a Verlax z najnowszą “Dunkierką” Nolana oraz klasyką kryminału – “Monsterem”. Jako ciekawostkę warto wspomnieć, że po raz pierwszy w historii naszego pisma pojawia się dział kulinarny. </text:p>
      <text:p text:style-name="P1"/>
      <text:p text:style-name="P1">Liczymy, że w przyszłości “Equestria Times” będzie dalej kontynuować dobrą robotę i będziemy w stanie dalej dostarczać wam to pismo w najlepszej możliwej formie.</text:p>
      <text:p text:style-name="P1"/>
      <text:p text:style-name="P1">Verla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96" meta:character-count="649" meta:non-whitespace-character-count="555"/>
    <meta:generator>LibreOfficeDev/5.1.0.3$Linux_X86_64 LibreOffice_project/</meta:generator>
  </office:meta>
</office:document-meta>
</file>